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note">
      <style:text-properties style:font-name="Nimbus Roman No9 L" officeooo:paragraph-rsid="000e1ffe"/>
    </style:style>
    <style:style style:name="P2" style:family="paragraph" style:parent-style-name="Standard">
      <style:paragraph-properties fo:text-align="center" style:justify-single-word="false"/>
      <style:text-properties style:font-name="FreeSerif" fo:font-size="14pt" fo:font-style="normal" officeooo:rsid="00143b15" officeooo:paragraph-rsid="00143b15" style:font-size-asian="14pt" style:font-style-asian="normal" style:font-size-complex="14pt" style:font-style-complex="normal"/>
    </style:style>
    <style:style style:name="P3" style:family="paragraph" style:parent-style-name="Standard">
      <style:paragraph-properties fo:text-align="justify" style:justify-single-word="false"/>
      <style:text-properties style:font-name="FreeSerif" fo:font-size="14pt" fo:font-style="normal" officeooo:rsid="0016ebf7" officeooo:paragraph-rsid="0016ebf7" style:font-size-asian="14pt" style:font-style-asian="normal" style:font-size-complex="14pt" style:font-style-complex="normal"/>
    </style:style>
    <style:style style:name="P4" style:family="paragraph" style:parent-style-name="Standard">
      <style:paragraph-properties fo:text-align="justify" style:justify-single-word="false"/>
      <style:text-properties style:font-name="FreeSerif" fo:font-size="14pt" fo:font-style="normal" officeooo:rsid="00188c21" officeooo:paragraph-rsid="00188c21" style:font-size-asian="14pt" style:font-style-asian="normal" style:font-size-complex="14pt" style:font-style-complex="normal"/>
    </style:style>
    <style:style style:name="P5" style:family="paragraph" style:parent-style-name="Standard">
      <style:paragraph-properties fo:text-align="justify" style:justify-single-word="false"/>
      <style:text-properties style:font-name="FreeSerif" fo:font-size="14pt" fo:font-style="normal" officeooo:paragraph-rsid="00196d97" style:font-size-asian="14pt" style:font-style-asian="normal" style:font-size-complex="14pt" style:font-style-complex="normal"/>
    </style:style>
    <style:style style:name="P6" style:family="paragraph" style:parent-style-name="Standard">
      <style:paragraph-properties fo:text-align="justify" style:justify-single-word="false"/>
      <style:text-properties style:font-name="FreeSerif" fo:font-size="14pt" fo:font-style="normal" officeooo:paragraph-rsid="001a57d3" style:font-size-asian="14pt" style:font-style-asian="normal" style:font-size-complex="14pt" style:font-style-complex="normal"/>
    </style:style>
    <style:style style:name="P7" style:family="paragraph" style:parent-style-name="Standard">
      <style:paragraph-properties fo:text-align="justify" style:justify-single-word="false"/>
      <style:text-properties style:font-name="FreeSerif" fo:font-size="14pt" fo:font-style="normal" officeooo:rsid="0005e025" officeooo:paragraph-rsid="001a57d3" style:font-size-asian="14pt" style:font-style-asian="normal" style:font-size-complex="14pt" style:font-style-complex="normal"/>
    </style:style>
    <style:style style:name="P8" style:family="paragraph" style:parent-style-name="Standard">
      <style:paragraph-properties fo:text-align="justify" style:justify-single-word="false"/>
      <style:text-properties style:font-name="FreeSerif" fo:font-size="14pt" fo:font-style="normal" officeooo:rsid="0005e025" officeooo:paragraph-rsid="001be40c" style:font-size-asian="14pt" style:font-style-asian="normal" style:font-size-complex="14pt" style:font-style-complex="normal"/>
    </style:style>
    <style:style style:name="P9" style:family="paragraph" style:parent-style-name="Standard">
      <style:paragraph-properties fo:text-align="justify" style:justify-single-word="false"/>
      <style:text-properties style:font-name="FreeSerif" fo:font-size="14pt" fo:font-style="normal" officeooo:rsid="0005e025" officeooo:paragraph-rsid="001e6e5a" style:font-size-asian="14pt" style:font-style-asian="normal" style:font-size-complex="14pt" style:font-style-complex="normal"/>
    </style:style>
    <style:style style:name="P10" style:family="paragraph" style:parent-style-name="Standard">
      <style:paragraph-properties fo:text-align="justify" style:justify-single-word="false"/>
      <style:text-properties style:font-name="FreeSerif" fo:font-size="14pt" officeooo:rsid="00143b15" officeooo:paragraph-rsid="00143b15" style:font-size-asian="14pt" style:font-size-complex="14pt"/>
    </style:style>
    <style:style style:name="P11" style:family="paragraph" style:parent-style-name="Standard">
      <style:paragraph-properties fo:text-align="justify" style:justify-single-word="false"/>
      <style:text-properties style:font-name="FreeSerif" fo:font-size="14pt" officeooo:paragraph-rsid="00143b15" style:font-size-asian="14pt" style:font-size-complex="14pt"/>
    </style:style>
    <style:style style:name="P12" style:family="paragraph" style:parent-style-name="Standard">
      <style:paragraph-properties fo:text-align="justify" style:justify-single-word="false"/>
      <style:text-properties style:font-name="FreeSerif" fo:font-size="14pt" officeooo:paragraph-rsid="0002ed4a" style:font-size-asian="14pt" style:font-size-complex="14pt"/>
    </style:style>
    <style:style style:name="P13" style:family="paragraph" style:parent-style-name="Standard">
      <style:paragraph-properties fo:text-align="justify" style:justify-single-word="false"/>
      <style:text-properties style:font-name="FreeSerif" fo:font-size="14pt" officeooo:paragraph-rsid="0005e025" style:font-size-asian="14pt" style:font-size-complex="14pt"/>
    </style:style>
    <style:style style:name="P14" style:family="paragraph" style:parent-style-name="Standard">
      <style:paragraph-properties fo:text-align="justify" style:justify-single-word="false"/>
      <style:text-properties style:font-name="FreeSerif" fo:font-size="14pt" officeooo:paragraph-rsid="00108b02" style:font-size-asian="14pt" style:font-size-complex="14pt"/>
    </style:style>
    <style:style style:name="P15" style:family="paragraph" style:parent-style-name="Standard">
      <style:paragraph-properties fo:text-align="justify" style:justify-single-word="false"/>
      <style:text-properties style:font-name="FreeSerif" fo:font-size="14pt" officeooo:paragraph-rsid="0016ebf7" style:font-size-asian="14pt" style:font-size-complex="14pt"/>
    </style:style>
    <style:style style:name="P16" style:family="paragraph" style:parent-style-name="Standard">
      <style:paragraph-properties fo:text-align="justify" style:justify-single-word="false"/>
      <style:text-properties style:font-name="FreeSerif" fo:font-size="14pt" officeooo:rsid="001527a3" officeooo:paragraph-rsid="00143b15" style:font-size-asian="14pt" style:font-size-complex="14pt"/>
    </style:style>
    <style:style style:name="P17" style:family="paragraph" style:parent-style-name="Standard">
      <style:paragraph-properties fo:text-align="justify" style:justify-single-word="false"/>
      <style:text-properties style:font-name="FreeSerif" fo:font-size="14pt" officeooo:rsid="001527a3" officeooo:paragraph-rsid="001527a3" style:font-size-asian="14pt" style:font-size-complex="14pt"/>
    </style:style>
    <style:style style:name="P18" style:family="paragraph" style:parent-style-name="Standard">
      <style:paragraph-properties fo:text-align="justify" style:justify-single-word="false"/>
      <style:text-properties style:font-name="FreeSerif" fo:font-size="14pt" officeooo:rsid="001527a3" officeooo:paragraph-rsid="0020b492" style:font-size-asian="14pt" style:font-size-complex="14pt"/>
    </style:style>
    <style:style style:name="P19" style:family="paragraph" style:parent-style-name="Standard">
      <style:paragraph-properties fo:text-align="center" style:justify-single-word="false"/>
      <style:text-properties style:font-name="FreeSerif" fo:font-size="14pt" officeooo:rsid="0020b492" officeooo:paragraph-rsid="0020b492" style:font-size-asian="14pt" style:font-size-complex="14pt"/>
    </style:style>
    <style:style style:name="P20" style:family="paragraph" style:parent-style-name="Standard">
      <style:paragraph-properties fo:text-align="justify" style:justify-single-word="false"/>
      <style:text-properties style:font-name="FreeSerif" fo:font-size="14pt" officeooo:rsid="0020b492" officeooo:paragraph-rsid="0020b492" style:font-size-asian="14pt" style:font-size-complex="14pt"/>
    </style:style>
    <style:style style:name="P21" style:family="paragraph" style:parent-style-name="Standard">
      <style:paragraph-properties fo:text-align="justify" style:justify-single-word="false"/>
      <style:text-properties style:font-name="FreeSerif" fo:font-size="14pt" officeooo:rsid="0002ed4a" officeooo:paragraph-rsid="0002ed4a" style:font-size-asian="14pt" style:font-size-complex="14pt"/>
    </style:style>
    <style:style style:name="P22" style:family="paragraph" style:parent-style-name="Standard">
      <style:paragraph-properties fo:text-align="justify" style:justify-single-word="false"/>
      <style:text-properties style:font-name="FreeSerif" fo:font-size="14pt" officeooo:rsid="0002ed4a" officeooo:paragraph-rsid="002cd611" style:font-size-asian="14pt" style:font-size-complex="14pt"/>
    </style:style>
    <style:style style:name="P23" style:family="paragraph" style:parent-style-name="Standard">
      <style:paragraph-properties fo:text-align="justify" style:justify-single-word="false"/>
      <style:text-properties style:font-name="FreeSerif" fo:font-size="14pt" officeooo:rsid="002b87b6" officeooo:paragraph-rsid="002b87b6" style:font-size-asian="14pt" style:font-size-complex="14pt"/>
    </style:style>
    <style:style style:name="P24" style:family="paragraph" style:parent-style-name="Standard">
      <style:paragraph-properties fo:text-align="justify" style:justify-single-word="false"/>
      <style:text-properties style:font-name="FreeSerif" fo:font-size="14pt" officeooo:rsid="002cd611" officeooo:paragraph-rsid="002cd611" style:font-size-asian="14pt" style:font-size-complex="14pt"/>
    </style:style>
    <style:style style:name="P25" style:family="paragraph" style:parent-style-name="Standard">
      <style:paragraph-properties fo:text-align="center" style:justify-single-word="false"/>
      <style:text-properties style:font-name="FreeSerif" fo:font-size="14pt" officeooo:rsid="002cd611" officeooo:paragraph-rsid="002cd611" style:font-size-asian="14pt" style:font-size-complex="14pt"/>
    </style:style>
    <style:style style:name="P26" style:family="paragraph" style:parent-style-name="Standard">
      <style:paragraph-properties fo:text-align="justify" style:justify-single-word="false"/>
      <style:text-properties style:font-name="FreeSerif" fo:font-size="14pt" officeooo:rsid="002e4148" officeooo:paragraph-rsid="002e4148" style:font-size-asian="14pt" style:font-size-complex="14pt"/>
    </style:style>
    <style:style style:name="P27" style:family="paragraph" style:parent-style-name="Standard">
      <style:paragraph-properties fo:text-align="justify" style:justify-single-word="false"/>
      <style:text-properties style:font-name="FreeSerif" fo:font-size="14pt" officeooo:rsid="002e4148" officeooo:paragraph-rsid="00381eb5" style:font-size-asian="14pt" style:font-size-complex="14pt"/>
    </style:style>
    <style:style style:name="P28" style:family="paragraph" style:parent-style-name="Standard">
      <style:paragraph-properties fo:text-align="justify" style:justify-single-word="false"/>
      <style:text-properties style:font-name="FreeSerif" fo:font-size="14pt" officeooo:rsid="002e4148" officeooo:paragraph-rsid="003d4337" style:font-size-asian="14pt" style:font-size-complex="14pt"/>
    </style:style>
    <style:style style:name="P29" style:family="paragraph" style:parent-style-name="Standard">
      <style:paragraph-properties fo:text-align="justify" style:justify-single-word="false"/>
      <style:text-properties style:font-name="FreeSerif" fo:font-size="14pt" officeooo:rsid="00374d3e" officeooo:paragraph-rsid="002e4148" style:font-size-asian="14pt" style:font-size-complex="14pt"/>
    </style:style>
    <style:style style:name="P30" style:family="paragraph" style:parent-style-name="Standard">
      <style:paragraph-properties fo:text-align="justify" style:justify-single-word="false"/>
      <style:text-properties style:font-name="FreeSerif" fo:font-size="14pt" officeooo:rsid="00381eb5" officeooo:paragraph-rsid="00381eb5" style:font-size-asian="14pt" style:font-size-complex="14pt"/>
    </style:style>
    <style:style style:name="P31" style:family="paragraph" style:parent-style-name="Standard">
      <style:paragraph-properties fo:text-align="justify" style:justify-single-word="false"/>
      <style:text-properties style:font-name="FreeSerif" fo:font-size="14pt" officeooo:rsid="00391203" officeooo:paragraph-rsid="00381eb5" style:font-size-asian="14pt" style:font-size-complex="14pt"/>
    </style:style>
    <style:style style:name="P32" style:family="paragraph" style:parent-style-name="Standard">
      <style:paragraph-properties fo:text-align="justify" style:justify-single-word="false"/>
      <style:text-properties style:font-name="FreeSerif" fo:font-size="14pt" officeooo:rsid="003f19f5" officeooo:paragraph-rsid="003d4337" style:font-size-asian="14pt" style:font-size-complex="14pt"/>
    </style:style>
    <style:style style:name="P33" style:family="paragraph" style:parent-style-name="Standard">
      <style:paragraph-properties fo:text-align="justify" style:justify-single-word="false"/>
      <style:text-properties style:font-name="FreeSerif" fo:font-size="14pt" officeooo:rsid="0041eeb8" officeooo:paragraph-rsid="0041eeb8" style:font-size-asian="14pt" style:font-size-complex="14pt"/>
    </style:style>
    <style:style style:name="P34" style:family="paragraph" style:parent-style-name="Standard">
      <style:paragraph-properties fo:text-align="justify" style:justify-single-word="false"/>
      <style:text-properties style:font-name="FreeSerif" fo:font-size="14pt" officeooo:rsid="00040568" officeooo:paragraph-rsid="0002ed4a" style:font-size-asian="14pt" style:font-size-complex="14pt"/>
    </style:style>
    <style:style style:name="P35" style:family="paragraph" style:parent-style-name="Standard">
      <style:paragraph-properties fo:text-align="justify" style:justify-single-word="false"/>
      <style:text-properties style:font-name="FreeSerif" fo:font-size="14pt" officeooo:rsid="0005e025" officeooo:paragraph-rsid="0005e025" style:font-size-asian="14pt" style:font-size-complex="14pt"/>
    </style:style>
    <style:style style:name="P36" style:family="paragraph" style:parent-style-name="Standard">
      <style:paragraph-properties fo:text-align="justify" style:justify-single-word="false"/>
      <style:text-properties style:font-name="FreeSerif" fo:font-size="14pt" fo:font-style="italic" officeooo:rsid="0005e025" officeooo:paragraph-rsid="00108b02" style:font-size-asian="14pt" style:font-style-asian="italic" style:font-size-complex="14pt" style:font-style-complex="italic"/>
    </style:style>
    <style:style style:name="P37" style:family="paragraph" style:parent-style-name="Standard">
      <style:paragraph-properties fo:text-align="justify" style:justify-single-word="false"/>
      <style:text-properties style:font-name="FreeSerif" fo:font-size="14pt" fo:font-style="italic" officeooo:rsid="0005e025" officeooo:paragraph-rsid="0016ebf7" style:font-size-asian="14pt" style:font-style-asian="italic" style:font-size-complex="14pt" style:font-style-complex="italic"/>
    </style:style>
    <style:style style:name="P38" style:family="paragraph" style:parent-style-name="Standard">
      <style:paragraph-properties fo:text-align="justify" style:justify-single-word="false"/>
      <style:text-properties style:font-name="FreeSerif" fo:font-size="14pt" fo:font-style="italic" officeooo:rsid="0005e025" officeooo:paragraph-rsid="00196d97" style:font-size-asian="14pt" style:font-style-asian="italic" style:font-size-complex="14pt" style:font-style-complex="italic"/>
    </style:style>
    <style:style style:name="P39" style:family="paragraph" style:parent-style-name="Standard">
      <style:paragraph-properties fo:text-align="justify" style:justify-single-word="false"/>
      <style:text-properties style:font-name="FreeSerif" fo:font-size="14pt" fo:font-style="italic" officeooo:rsid="0005e025" officeooo:paragraph-rsid="001a57d3" style:font-size-asian="14pt" style:font-style-asian="italic" style:font-size-complex="14pt" style:font-style-complex="italic"/>
    </style:style>
    <style:style style:name="P40" style:family="paragraph" style:parent-style-name="Standard">
      <style:paragraph-properties fo:text-align="justify" style:justify-single-word="false"/>
      <style:text-properties style:font-name="FreeSerif" fo:font-size="14pt" fo:font-style="italic" officeooo:rsid="001c464d" officeooo:paragraph-rsid="001be40c" style:font-size-asian="14pt" style:font-style-asian="italic" style:font-size-complex="14pt" style:font-style-complex="italic"/>
    </style:style>
    <style:style style:name="P41" style:family="paragraph" style:parent-style-name="Standard">
      <style:paragraph-properties fo:text-align="justify" style:justify-single-word="false"/>
      <style:text-properties style:font-name="FreeSerif" fo:font-size="12pt" officeooo:rsid="002e4148" officeooo:paragraph-rsid="004108b2" style:font-size-asian="12pt" style:font-size-complex="12pt"/>
    </style:style>
    <style:style style:name="P42" style:family="paragraph" style:parent-style-name="Standard">
      <style:paragraph-properties fo:text-align="end" style:justify-single-word="false"/>
      <style:text-properties style:font-name="FreeSerif" fo:font-size="12pt" fo:font-style="normal" officeooo:rsid="00143b15" officeooo:paragraph-rsid="0028d26c" style:font-size-asian="12pt" style:font-style-asian="normal" style:font-size-complex="12pt" style:font-style-complex="normal"/>
    </style:style>
    <style:style style:name="P43" style:family="paragraph" style:parent-style-name="Standard">
      <style:paragraph-properties fo:text-align="end" style:justify-single-word="false"/>
      <style:text-properties style:font-name="FreeSerif" fo:font-size="12pt" fo:font-style="normal" officeooo:rsid="0024c69d" officeooo:paragraph-rsid="0028d26c" style:font-size-asian="12pt" style:font-style-asian="normal" style:font-size-complex="12pt" style:font-style-complex="normal"/>
    </style:style>
    <style:style style:name="P44" style:family="paragraph" style:parent-style-name="Standard">
      <style:paragraph-properties fo:text-align="justify" style:justify-single-word="false"/>
      <style:text-properties style:font-name="FreeSerif" fo:font-size="14pt" officeooo:rsid="0041eeb8" officeooo:paragraph-rsid="0041eeb8" style:font-size-asian="14pt" style:font-size-complex="14pt"/>
    </style:style>
    <style:style style:name="P45" style:family="paragraph" style:parent-style-name="Standard">
      <style:paragraph-properties fo:text-align="justify" style:justify-single-word="false"/>
      <style:text-properties style:font-name="FreeSerif" fo:font-size="14pt" officeooo:rsid="0041eeb8" officeooo:paragraph-rsid="00488c17" style:font-size-asian="14pt" style:font-size-complex="14pt"/>
    </style:style>
    <style:style style:name="P46" style:family="paragraph" style:parent-style-name="Standard">
      <style:paragraph-properties fo:text-align="justify" style:justify-single-word="false"/>
      <style:text-properties style:font-name="FreeSerif" fo:font-size="12pt" officeooo:rsid="0041eeb8" officeooo:paragraph-rsid="00488c17" style:font-size-asian="12pt" style:font-size-complex="12pt"/>
    </style:style>
    <style:style style:name="T1" style:family="text">
      <style:text-properties officeooo:rsid="0002ed4a"/>
    </style:style>
    <style:style style:name="T2" style:family="text">
      <style:text-properties officeooo:rsid="00040568"/>
    </style:style>
    <style:style style:name="T3" style:family="text">
      <style:text-properties officeooo:rsid="0005e025"/>
    </style:style>
    <style:style style:name="T4" style:family="text">
      <style:text-properties fo:font-variant="small-caps" fo:font-style="italic" style:font-style-asian="italic" style:font-style-complex="italic"/>
    </style:style>
    <style:style style:name="T5" style:family="text">
      <style:text-properties fo:font-variant="small-caps" fo:font-style="italic" officeooo:rsid="0005e025" style:font-style-asian="italic" style:font-style-complex="italic"/>
    </style:style>
    <style:style style:name="T6" style:family="text">
      <style:text-properties fo:font-variant="small-caps" fo:font-style="normal" officeooo:rsid="00108b02" style:font-style-asian="normal" style:font-style-complex="normal"/>
    </style:style>
    <style:style style:name="T7" style:family="text">
      <style:text-properties fo:font-variant="small-caps" fo:font-style="normal" officeooo:rsid="0005e025" style:font-style-asian="normal" style:font-style-complex="normal"/>
    </style:style>
    <style:style style:name="T8" style:family="text">
      <style:text-properties fo:font-variant="small-caps" fo:font-style="normal" officeooo:rsid="0016ebf7" style:font-style-asian="normal" style:font-style-complex="normal"/>
    </style:style>
    <style:style style:name="T9" style:family="text">
      <style:text-properties fo:font-variant="small-caps" officeooo:rsid="0016ebf7"/>
    </style:style>
    <style:style style:name="T10" style:family="text">
      <style:text-properties fo:font-variant="small-caps" officeooo:rsid="00108b02"/>
    </style:style>
    <style:style style:name="T11" style:family="text">
      <style:text-properties fo:font-variant="small-caps" officeooo:rsid="0005e025"/>
    </style:style>
    <style:style style:name="T12" style:family="text">
      <style:text-properties fo:font-variant="small-caps" officeooo:rsid="00188c21"/>
    </style:style>
    <style:style style:name="T13" style:family="text">
      <style:text-properties fo:font-variant="small-caps" officeooo:rsid="0024c69d"/>
    </style:style>
    <style:style style:name="T14" style:family="text">
      <style:text-properties fo:font-style="italic" style:font-style-asian="italic" style:font-style-complex="italic"/>
    </style:style>
    <style:style style:name="T15" style:family="text">
      <style:text-properties fo:font-style="italic" officeooo:rsid="0005e025" style:font-style-asian="italic" style:font-style-complex="italic"/>
    </style:style>
    <style:style style:name="T16" style:family="text">
      <style:text-properties fo:font-style="italic" officeooo:rsid="0008c320" style:font-style-asian="italic" style:font-style-complex="italic"/>
    </style:style>
    <style:style style:name="T17" style:family="text">
      <style:text-properties fo:font-style="italic" officeooo:rsid="0002ed4a" style:font-style-asian="italic" style:font-style-complex="italic"/>
    </style:style>
    <style:style style:name="T18" style:family="text">
      <style:text-properties fo:font-style="italic" officeooo:rsid="00040568" style:font-style-asian="italic" style:font-style-complex="italic"/>
    </style:style>
    <style:style style:name="T19" style:family="text">
      <style:text-properties fo:font-style="italic" officeooo:rsid="000aabda" style:font-style-asian="italic" style:font-style-complex="italic"/>
    </style:style>
    <style:style style:name="T20" style:family="text">
      <style:text-properties fo:font-style="italic" officeooo:rsid="000e1ffe" style:font-style-asian="italic" style:font-style-complex="italic"/>
    </style:style>
    <style:style style:name="T21" style:family="text">
      <style:text-properties fo:font-style="italic" officeooo:rsid="000e2965" style:font-style-asian="italic" style:font-style-complex="italic"/>
    </style:style>
    <style:style style:name="T22" style:family="text">
      <style:text-properties fo:font-style="italic" officeooo:rsid="001527a3" style:font-style-asian="italic" style:font-style-complex="italic"/>
    </style:style>
    <style:style style:name="T23" style:family="text">
      <style:text-properties fo:font-style="italic" officeooo:rsid="0016ebf7" style:font-style-asian="italic" style:font-style-complex="italic"/>
    </style:style>
    <style:style style:name="T24" style:family="text">
      <style:text-properties fo:font-style="italic" officeooo:rsid="00196d97" style:font-style-asian="italic" style:font-style-complex="italic"/>
    </style:style>
    <style:style style:name="T25" style:family="text">
      <style:text-properties fo:font-style="italic" officeooo:rsid="001a57d3" style:font-style-asian="italic" style:font-style-complex="italic"/>
    </style:style>
    <style:style style:name="T26" style:family="text">
      <style:text-properties fo:font-style="italic" officeooo:rsid="001c464d" style:font-style-asian="italic" style:font-style-complex="italic"/>
    </style:style>
    <style:style style:name="T27" style:family="text">
      <style:text-properties fo:font-style="italic" officeooo:rsid="001e6e5a" style:font-style-asian="italic" style:font-style-complex="italic"/>
    </style:style>
    <style:style style:name="T28" style:family="text">
      <style:text-properties fo:font-style="italic" officeooo:rsid="002cd611" style:font-style-asian="italic" style:font-style-complex="italic"/>
    </style:style>
    <style:style style:name="T29" style:family="text">
      <style:text-properties fo:font-style="italic" officeooo:rsid="00381eb5" style:font-style-asian="italic" style:font-style-complex="italic"/>
    </style:style>
    <style:style style:name="T30" style:family="text">
      <style:text-properties fo:font-style="italic" officeooo:rsid="00391203" style:font-style-asian="italic" style:font-style-complex="italic"/>
    </style:style>
    <style:style style:name="T31" style:family="text">
      <style:text-properties fo:font-style="italic" officeooo:rsid="004108b2" style:font-style-asian="italic" style:font-style-complex="italic"/>
    </style:style>
    <style:style style:name="T32" style:family="text">
      <style:text-properties fo:font-style="italic" officeooo:rsid="003f19f5" style:font-style-asian="italic" style:font-style-complex="italic"/>
    </style:style>
    <style:style style:name="T33" style:family="text">
      <style:text-properties fo:font-style="italic" officeooo:rsid="00441915" style:font-style-asian="italic" style:font-style-complex="italic"/>
    </style:style>
    <style:style style:name="T34" style:family="text">
      <style:text-properties fo:font-style="italic" style:text-underline-style="none" officeooo:rsid="004540ac" style:font-style-asian="italic" style:font-style-complex="italic"/>
    </style:style>
    <style:style style:name="T35" style:family="text">
      <style:text-properties fo:font-style="italic" style:text-underline-style="none" officeooo:rsid="0046273a" style:font-style-asian="italic" style:font-style-complex="italic"/>
    </style:style>
    <style:style style:name="T36" style:family="text">
      <style:text-properties fo:font-style="italic" style:text-underline-style="none" officeooo:rsid="00488c17" style:font-style-asian="italic" style:font-style-complex="italic"/>
    </style:style>
    <style:style style:name="T37" style:family="text">
      <style:text-properties officeooo:rsid="000c2197"/>
    </style:style>
    <style:style style:name="T38" style:family="text">
      <style:text-properties officeooo:rsid="000e1ffe"/>
    </style:style>
    <style:style style:name="T39" style:family="text">
      <style:text-properties officeooo:rsid="000e2965"/>
    </style:style>
    <style:style style:name="T40" style:family="text">
      <style:text-properties officeooo:rsid="00143b15"/>
    </style:style>
    <style:style style:name="T41" style:family="text">
      <style:text-properties officeooo:rsid="0014cf2f"/>
    </style:style>
    <style:style style:name="T42" style:family="text">
      <style:text-properties officeooo:rsid="001527a3"/>
    </style:style>
    <style:style style:name="T43" style:family="text">
      <style:text-properties fo:font-style="normal" officeooo:rsid="0016ebf7" style:font-style-asian="normal" style:font-style-complex="normal"/>
    </style:style>
    <style:style style:name="T44" style:family="text">
      <style:text-properties fo:font-style="normal" officeooo:rsid="0005e025" style:font-style-asian="normal" style:font-style-complex="normal"/>
    </style:style>
    <style:style style:name="T45" style:family="text">
      <style:text-properties fo:font-style="normal" officeooo:rsid="00108b02" style:font-style-asian="normal" style:font-style-complex="normal"/>
    </style:style>
    <style:style style:name="T46" style:family="text">
      <style:text-properties fo:font-style="normal" officeooo:rsid="00381eb5" style:font-style-asian="normal" style:font-style-complex="normal"/>
    </style:style>
    <style:style style:name="T47" style:family="text">
      <style:text-properties officeooo:rsid="00108b02"/>
    </style:style>
    <style:style style:name="T48" style:family="text">
      <style:text-properties officeooo:rsid="001a57d3"/>
    </style:style>
    <style:style style:name="T49" style:family="text">
      <style:text-properties officeooo:rsid="001be40c"/>
    </style:style>
    <style:style style:name="T50" style:family="text">
      <style:text-properties officeooo:rsid="001c464d"/>
    </style:style>
    <style:style style:name="T51" style:family="text">
      <style:text-properties officeooo:rsid="0020b492"/>
    </style:style>
    <style:style style:name="T52" style:family="text">
      <style:text-properties officeooo:rsid="00212481"/>
    </style:style>
    <style:style style:name="T53" style:family="text">
      <style:text-properties officeooo:rsid="0022376d"/>
    </style:style>
    <style:style style:name="T54" style:family="text">
      <style:text-properties officeooo:rsid="00242de1"/>
    </style:style>
    <style:style style:name="T55" style:family="text">
      <style:text-properties officeooo:rsid="0024c085"/>
    </style:style>
    <style:style style:name="T56" style:family="text">
      <style:text-properties officeooo:rsid="0024c69d"/>
    </style:style>
    <style:style style:name="T57" style:family="text">
      <style:text-properties officeooo:rsid="002cd611"/>
    </style:style>
    <style:style style:name="T58" style:family="text">
      <style:text-properties officeooo:rsid="00344a8b"/>
    </style:style>
    <style:style style:name="T59" style:family="text">
      <style:text-properties officeooo:rsid="003631ed"/>
    </style:style>
    <style:style style:name="T60" style:family="text">
      <style:text-properties officeooo:rsid="00374d3e"/>
    </style:style>
    <style:style style:name="T61" style:family="text">
      <style:text-properties officeooo:rsid="00381eb5"/>
    </style:style>
    <style:style style:name="T62" style:family="text">
      <style:text-properties officeooo:rsid="00391203"/>
    </style:style>
    <style:style style:name="T63" style:family="text">
      <style:text-properties officeooo:rsid="003d4337"/>
    </style:style>
    <style:style style:name="T64" style:family="text">
      <style:text-properties officeooo:rsid="003f19f5"/>
    </style:style>
    <style:style style:name="T65" style:family="text">
      <style:text-properties officeooo:rsid="004108b2"/>
    </style:style>
    <style:style style:name="T66" style:family="text">
      <style:text-properties style:text-underline-style="none" officeooo:rsid="00441915"/>
    </style:style>
    <style:style style:name="T67" style:family="text">
      <style:text-properties style:text-underline-style="none" officeooo:rsid="004540ac"/>
    </style:style>
    <style:style style:name="T68" style:family="text">
      <style:text-properties style:text-underline-style="none" officeooo:rsid="0046273a"/>
    </style:style>
    <style:style style:name="T69" style:family="text">
      <style:text-properties style:text-underline-style="none" officeooo:rsid="00488c17"/>
    </style:style>
    <style:style style:name="T70" style:family="text">
      <style:text-properties officeooo:rsid="004419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LOGO</text:p>
      <text:p text:style-name="P2"/>
      <text:p text:style-name="P42">“<text:span text:style-name="T56">Los españoles americanos, si dan todo el valor que dar </text:span></text:p>
      <text:p text:style-name="P43">se debe á la uniformidad de nuestro lenguaje en ambos </text:p>
      <text:p text:style-name="P43">hemisferios, han de hacer el sacrificio de atenerse, como </text:p>
      <text:p text:style-name="P43">á centro de uniformidad, al de Castilla, que le dió el sér </text:p>
      <text:p text:style-name="P42"><text:span text:style-name="T56">y el nombre.”---</text:span><text:span text:style-name="T13">Puighblanch</text:span></text:p>
      <text:p text:style-name="P2"/>
      <text:p text:style-name="P2">I.</text:p>
      <text:p text:style-name="P10"/>
      <text:p text:style-name="P11"><text:span text:style-name="T40">Es el bien hablar una de las más claras señales de la gente culta y bien nacida y condicion indispensable de cuantos aspiren á utilizar en pro de sus semejantes, por medio de la palabra ó de la escritura, los talentos con que la naturaleza los ha favorecido: de ahí el empeño con que se recomienda el estudio de la gramática. Pero siendo esta materia sobremanera abstrusa en la forma en que se explica en las obras relativas á ella y según se enseña en los colegios, tal que debe mirarse como ramo de alta filosofía, y siendo ademas esas obras insuficientes para lo que promete su definicion por cuanto nada ó casi nada nos dicen sobre la propiedad y pureza de las voces, acontece que los alumnos muy escaso provecho sacan de </text:span><text:span text:style-name="T41">las aulas, y fuera de ellas pocos tienen el valor suficiente para consagrarse á aprenderla. Un libro, pues, escrito no en el estilo grave y estirado que demandan los trabajos didácticos, ni repleto de aquella balumba de reglas generalmente inútiles en la vida práctica por versar </text:span><text:span text:style-name="T41">en su mayor parte sobre puntos en que nadie yerra; ántes bien </text:span><text:span text:style-name="T42">amenizado con todos los tonos y en el cual se contengan y señalen, digámoslo así, con el dedo las incorrecciones á que más frecuentemente nos deslizamos al hablar y al escribir, debe sin duda ser útil á los que no pueden vacar á estas especulaciones, de poca monta en apariencia, pero en realidad inaccesibles á la generalidad por la aplicacion y muchos libros necesarios para ellas. Varias veces ántes de ahora se ha acometido entre nosotros y con mayor ó menor acierto llevádose a cabo esta empresa, y á satisfacer la misma necesidad nos hemos esforzado en estas </text:span><text:span text:style-name="T22">Apuntaciones</text:span><text:span text:style-name="T42">; sin la presuncion de oscurecer á nuestros antecesores, reconocemos á cada cual su mérito, y confesamos serles deudores de observaciones que acaso se nos hubieran escapado.</text:span></text:p>
      <text:p text:style-name="P16"/>
      <text:p text:style-name="P17">Dichos sumariamente el motivo y objeto de esta obra, nos extenderemos algo más sobre su espíritu y el modo como hemos querido darle cima.</text:p>
      <text:p text:style-name="P17"/>
      <text:p text:style-name="P19">II.</text:p>
      <text:p text:style-name="P20"/>
      <text:p text:style-name="P18"><text:span text:style-name="T51">Nada, en nuestro sentir, simboliza tan cumplidamente á la Patria como la lengua: en ella se encarna cuanto hay de más dulce y caro para el individuo y la familia, desde la </text:span><text:span text:style-name="T51">oracion aprendida del labio materno y los cuentos referidos al amor de la lumbre, hasta la desolacion que traen la muerte de los padres y el apagamiento del hogar; </text:span><text:span text:style-name="T52">un </text:span><text:soft-page-break/><text:span text:style-name="T52">cantarcillo </text:span><text:span text:style-name="T52">popular evoca la imágen de alegres fiestas, y un himno guerrero, la de gloriosas victorias; en una tierra extraña </text:span><text:span text:style-name="T52">aunque halláramos campos iguales </text:span><text:span text:style-name="T53">á aquellos en que jugábamos de niños, y viéramos allí casas iguales á donde se columpió nuestra cuna, nos dice el corazon que, si no oyéramos los acentos de la lengua nativa, deshecha toda ilusion, siempre nos reputaríamos extranjeros y suspiraríamos por las auras de la Patria. </text:span><text:span text:style-name="T54">De suerte que mirar por la lengua vale para nosotros tanto como cuidar los recuerd</text:span><text:span text:style-name="T55">o</text:span><text:span text:style-name="T54">s de nuestros mayores, las tradiciones de nuestro pueblo </text:span><text:span text:style-name="T55">y las glorias de nuestros héroes; y cuando varios pueblos gozan del beneficio de un idioma comun, propender á su uniformidad es avigorar sus simpatías y relaciones, hacerlos uno solo. Por eso, despues de quienes trabajan por conservar la unidad de creencias religiosas, nadie hace tanto por el hermanamiento de las naciones hispano-americanas, como los fomentadores de aquellos estudios </text:span><text:span text:style-name="T55">que tienden á conservar la pureza de su idioma, destruyendo las barreras que las diferencias dialécticas oponen al comercio de las ideas. </text:span></text:p>
      <text:p text:style-name="P21"/>
      <text:p text:style-name="P23">Pero ¿y cuál será la norma á que todos hayamos de sujetarnos? Ya que la razon no lo pidiera, la necesidad nos forzaria á tomar por dechado de nuestra lengua á la de Castilla, donde nació, y, llevando su nombre, creció y se ilustró con el cultivo de eminentísimos escritores, envidia de las naciones extrañas y encanto de todo el mundo; tipo único reconocido entre los pueblos civilizados, á que debe atenerse quien desee ser entendido y estimado entre ellos.</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CAPITULO I.</text:p>
      <text:p text:style-name="P25"/>
      <text:p text:style-name="P25">ACENTUACION.</text:p>
      <text:p text:style-name="P25"/>
      <text:p text:style-name="P25">GLOSARIO.</text:p>
      <text:p text:style-name="P24"/>
      <text:p text:style-name="P22"><text:span text:style-name="T57">1. </text:span><text:span text:style-name="T28">Letra</text:span><text:span text:style-name="T57">: signo que representa un sonido, de ordinario elemental, de la voz humana; tambien se llama letra el sonido mismo.---</text:span><text:span text:style-name="T28">Vocales</text:span><text:span text:style-name="T57"> son las letras que pueden pronunciarse por sí solas con claridad y distincion: </text:span><text:span text:style-name="T28">a</text:span><text:span text:style-name="T57">, </text:span><text:span text:style-name="T28">e</text:span><text:span text:style-name="T57">, </text:span><text:span text:style-name="T28">i</text:span><text:span text:style-name="T57">, </text:span><text:span text:style-name="T28">o</text:span><text:span text:style-name="T57">, </text:span><text:span text:style-name="T28">u</text:span><text:span text:style-name="T57">.---</text:span><text:span text:style-name="T28">Consonantes</text:span><text:span text:style-name="T57"> son las que no pueden pronunciarse bien sin el auxilio de las vocales: como </text:span><text:span text:style-name="T28">d</text:span><text:span text:style-name="T57">, </text:span><text:span text:style-name="T28">p</text:span><text:span text:style-name="T57">, </text:span><text:span text:style-name="T28">t</text:span><text:span text:style-name="T57">.</text:span></text:p>
      <text:p text:style-name="P24"/>
      <text:p text:style-name="P26">5. Vamos á tratar en el presente capítulo de aquellas palabras en que arbitrariamente se ha cambiado el lugar del acento: descuellan entre éstas muchas graves convertidas en esdrújulas á causa de la ignorancia de las lenguas sábias y de la pedantería de querer dar aire científico y campanudo á vocablos que en manera alguna han menester semejantes arreos. <text:span text:style-name="T58">Apelando á la etimología y aduciendo ejemplos que patenticen la recta pronunciacion, </text:span><text:span text:style-name="T59">haremos comparecer los orondos esdrújulos en su ordinaria categoría de llanos, </text:span><text:span text:style-name="T60">y las demas, en la forma que les corresponda; con lo cual quebraremos los ojos á quienes inconsultamente prohijan tales dislates.</text:span></text:p>
      <text:p text:style-name="P29"/>
      <text:p text:style-name="P29"/>
      <text:p text:style-name="P29"/>
      <text:p text:style-name="P27"><text:span text:style-name="T61">309. Hablando de una señora decia un periódico que “</text:span><text:span text:style-name="T46">se</text:span><text:span text:style-name="T29"> le</text:span><text:span text:style-name="T61"> veia siempre en los hospitales.” Este es yerro que debe cuidadosamente evitarse, pues en estas construcciones de sentido impersonal se dice siempre en el femenino </text:span><text:span text:style-name="T29">la, las</text:span><text:span text:style-name="T61">, segun que lo atestiguan los ejemplos siguientes:</text:span></text:p>
      <text:p text:style-name="P30"><text:soft-page-break/></text:p>
      <text:p text:style-name="P27"><text:span text:style-name="T61">“Esta unidad es tan esencial en esta clase de composiciones como en todas las obras de bellas artes; el drama mas nutrido de sucesos la consiente, ó, por mejor decir, la exige, así como se </text:span><text:span text:style-name="T29">la</text:span><text:span text:style-name="T61"> admira en los inmensos cuadros de Julio Romano.” (Mart</text:span><text:span text:style-name="T62">í</text:span><text:span text:style-name="T61">nez de la Rosa, </text:span><text:span text:style-name="T30">Apuntes sobre el drama histórico</text:span><text:span text:style-name="T62">.)--- “El <text:s/>ama bonita suele gastar buen genio, pues como se </text:span><text:span text:style-name="T30">la</text:span><text:span text:style-name="T62"> mima y regala, no hay motivo </text:span><text:span text:style-name="T62">para que se le exalte la bílis.” (Hartzenbusch, </text:span><text:span text:style-name="T30">El ama de llaves</text:span><text:span text:style-name="T62">.)</text:span></text:p>
      <text:p text:style-name="P31"/>
      <text:p text:style-name="P28"><text:span text:style-name="T63">310. Acabamos de ver que en las construcciones de sentido impersonal, </text:span><text:span text:style-name="T64">se dice </text:span><text:span text:style-name="T32">se la</text:span><text:span text:style-name="T64">, </text:span><text:span text:style-name="T32">se las</text:span><text:span text:style-name="T64">, cuando se habla de mujeres: hablándose de hombres, se dice </text:span><text:span text:style-name="T32">se le</text:span><text:span text:style-name="T64">, </text:span><text:span text:style-name="T32">se les</text:span><text:span text:style-name="T64">; ejemplos:</text:span></text:p>
      <text:p text:style-name="P32"/>
      <text:p text:style-name="P41"><text:span text:style-name="T64">“</text:span><text:span text:style-name="T65">Se convierte á Alejandro (en el poema de su nombre) en un paladin de la edad média, y </text:span><text:span text:style-name="T31">se le</text:span><text:span text:style-name="T65"> arma caballero con todas las formalidades que entónces se usaban.” (Gil y Zárate, </text:span><text:span text:style-name="T31">Manual de literatura</text:span><text:span text:style-name="T65">, </text:span><text:span text:style-name="T31">pte. II</text:span><text:span text:style-name="T65">, </text:span><text:span text:style-name="T31">seccion I</text:span><text:span text:style-name="T65">, </text:span><text:span text:style-name="T31">cap. II</text:span><text:span text:style-name="T65">.) “Los prosistas quedan por lo regular confinados en las bibliotecas, de donde no </text:span><text:span text:style-name="T31">se les</text:span><text:span text:style-name="T65"> saca sino de cuando en cuando para consultarlos.” (Id, </text:span><text:span text:style-name="T31">ib</text:span><text:span text:style-name="T65">, </text:span><text:span text:style-name="T31">seccion II</text:span><text:span text:style-name="T65">, </text:span><text:span text:style-name="T31">cap.</text:span><text:span text:style-name="T65"> ) “Faltos los más de la competente instrucción, </text:span><text:span text:style-name="T31">se les</text:span><text:span text:style-name="T65"> ve incurrir á veces en errores manifiestos, como los que notó el sensato Luzan áun en los autores de más fama.” </text:span><text:span text:style-name="T61">(Mart</text:span><text:span text:style-name="T62">í</text:span><text:span text:style-name="T61">nez de la Rosa, </text:span><text:span text:style-name="T30">Apuntes sobre el drama histórico</text:span><text:span text:style-name="T62">.): </text:span></text:p>
      <text:p text:style-name="P24"/>
      <text:p text:style-name="P33">3<text:span text:style-name="T70">3</text:span>1. <text:span text:style-name="T70">Con poco acuerdo se confunden generalmente las expresiones </text:span><text:span text:style-name="T33">el mismo</text:span><text:span text:style-name="T70">, </text:span><text:span text:style-name="T33">uno mismo</text:span><text:span text:style-name="T70">: la primera presupone siempre un término de comparación, o en lo que precede, o en lo que sigue, cosa que no sucede con la segunda. Con ejemplos se esclarecerá esta diferencia, que a algunos pudiera ser sutil y caprichosa, pero sustentada por la práctica de los escritores más correctos y castizos y por el valor de los elementos que constituyen ese modo de hablar.</text:span></text:p>
      <text:p text:style-name="P33"><text:span text:style-name="T66">“</text:span><text:span text:style-name="T67">Mientras que en la corte se hacían estas tentativas tan vanas como viles para destruir al maestre, los grandes por su parte, aunque desparramados y dispersos se entendían y confederaban en </text:span><text:span text:style-name="T34">la misma</text:span><text:span text:style-name="T67"> intención” (Quintana, </text:span><text:span text:style-name="T34">Vida de don Álvaro de Luna</text:span><text:span text:style-name="T67">); esto es, “en la intención de destruir al maestre”, </text:span><text:span text:style-name="T68">de la cual se habló primero</text:span><text:span text:style-name="T67">.</text:span></text:p>
      <text:p text:style-name="P33"><text:span text:style-name="T67">“</text:span><text:span text:style-name="T68">Con </text:span><text:span text:style-name="T35">la misma</text:span><text:span text:style-name="T68"> lengua y </text:span><text:span text:style-name="T35">las mismas</text:span><text:span text:style-name="T68"> palabras que usa el palurdo, hablan el sabio y el orador” (Capmany, </text:span><text:span text:style-name="T35">Filosofía de la elocuencia</text:span><text:span text:style-name="T68">, </text:span><text:span text:style-name="T35">prólogo</text:span><text:span text:style-name="T68">): aquí la palabra </text:span><text:span text:style-name="T35">que</text:span><text:span text:style-name="T68"> demuestra que se trata de una comparación; si se suprimiese y en lugar de dos verbos se pusiese solo uno, era menester decir </text:span><text:span text:style-name="T35">uno mismo</text:span><text:span text:style-name="T68">: “El palurdo, el sabio y el orador hablan con </text:span><text:span text:style-name="T35">una misma</text:span><text:span text:style-name="T68"> lengua y </text:span><text:span text:style-name="T35">unas mismas</text:span><text:span text:style-name="T68"> palabras”.</text:span></text:p>
      <text:p text:style-name="P45"><text:span text:style-name="T69">Como en vez de el mismo nadie emplea uno mismo, sino que, al contrario, se ignora el uso de este, allegaremos unos tantos ejemplos que muestren los casos en que es forzoso su uso:</text:span></text:p>
      <text:p text:style-name="P45"><text:span text:style-name="T69"/></text:p>
      <text:p text:style-name="P46"><text:span text:style-name="T69">“El hombre nacido de mujer vive poco tiempo, está lleno de muchas miserias; sale como una flor, y luego se marchita, y huye como sombra, y nunca permanece en un mismo estado.” (</text:span><text:span text:style-name="T36">Fray Luis de Granada</text:span><text:span text:style-name="T69">, </text:span><text:span text:style-name="T36">Guía de pecadores</text:span><text:span text:style-name="T69">, </text:span><text:span text:style-name="T36">lib. I</text:span><text:span text:style-name="T69">, </text:span><text:span text:style-name="T36">cap. VIII.</text:span><text:span text:style-name="T69">) – Nombró cardenales en un mismo día dos sobrinos suyos.” (</text:span><text:span text:style-name="T36">Mariana </text:span><text:span text:style-name="T69">, </text:span><text:span text:style-name="T36">Historia de España</text:span><text:span text:style-name="T69">, </text:span><text:span text:style-name="T36">lib. XXII</text:span><text:span text:style-name="T69">, </text:span><text:span text:style-name="T36">cap. XVII.</text:span><text:span text:style-name="T69">)</text:span></text:p>
      <text:p text:style-name="P45"><text:span text:style-name="T69"/></text:p>
      <text:p text:style-name="P45"><text:span text:style-name="T69">Por aquí se ve lo que arriba indicamos, que </text:span><text:span text:style-name="T36">uno mismo</text:span><text:span text:style-name="T69"> no presupone un término de </text:span><text:soft-page-break/><text:span text:style-name="T69">comparación ni en lo que precede ni en lo que sigue, pues las frase en que entra ofrecen un sentido completo y cabal.</text:span></text:p>
      <text:p text:style-name="P45"><text:span text:style-name="T69">En lugar de uno mismo se dice muy elegantemente uno; v. gr.</text:span></text:p>
      <text:p text:style-name="P21"/>
      <text:p text:style-name="P12"><text:span text:style-name="T1">413. Vamos a tratar del grande escollo no sólo de los bogotanos sino de la mayor parte de los americanos, del </text:span><text:span text:style-name="T17">que</text:span><text:span text:style-name="T1"> galicado por excelencia, del </text:span><text:span text:style-name="T17">que</text:span><text:span text:style-name="T1"> contrapuesto mediante el verbo </text:span><text:span text:style-name="T17">ser</text:span><text:span text:style-name="T1"> á adverbios y complementos: no contento con bizarrear en escritos de los periodistas, </text:span><text:span text:style-name="T1">poetastros, filosofastros y la innúmera caterva de </text:span><text:span text:style-name="T2">los demas corruptores de la lengua castellana, y áun en los de autores por otra parte estimables, va cundiendo anchamente en el lenguaje familiar y áun en el vulgar. Varias veces se ha dado la voz de alarma, pero, segun parece, muy pocos entre el comun de los lectores han caido en el chiste, y no conocen el famoso </text:span><text:span text:style-name="T18">que</text:span><text:span text:style-name="T2">, y consiguientemente no saben evitarlo;</text:span><text:span text:style-name="T2"><text:note text:id="ftn1" text:note-class="footnote"><text:note-citation>1</text:note-citation><text:note-body><text:p text:style-name="P1"><text:span text:style-name="T38">En prueba de esto léase el siguiente pasaje de una obra de crítica gramatical que nos daria pena citar con sus pelos y señales: “Cuando en cierto escrito leimos: '</text:span><text:span text:style-name="T20">Es por eso</text:span><text:span text:style-name="T38"> que no me complace la lectura de los clásicos,' dijimos: Verdad; porque, á gustarle, habria dicho: </text:span><text:span text:style-name="T21">Por eso es</text:span><text:span text:style-name="T39"> que no me gusta la lectura de los clásicos”. El crítico achaca aquí el error á la transposicion.</text:span></text:p></text:note-body></text:note></text:span><text:span text:style-name="T2"> por este motivo vamos á </text:span><text:span text:style-name="T2">presentar muestras de él con los varios giros que pueden usarse en su reemplazo, para lo cual pondremos algunas frases francesas con su version.</text:span></text:p>
      <text:p text:style-name="P34"/>
      <text:p text:style-name="P13"><text:span text:style-name="T3">1. </text:span><text:span text:style-name="T15">Ce fut dans le XV siècle </text:span><text:span text:style-name="T5">que</text:span><text:span text:style-name="T15"> l</text:span><text:span text:style-name="T16">'</text:span><text:span text:style-name="T19">A</text:span><text:span text:style-name="T15">mérique fut découverte</text:span><text:span text:style-name="T3">.</text:span></text:p>
      <text:p text:style-name="P35"/>
      <text:p text:style-name="P35">Traduccion bárbara:</text:p>
      <text:p text:style-name="P35"/>
      <text:p text:style-name="P13"><text:bookmark-start text:name="__DdeLink__4_1162244961"/><text:span text:style-name="T15">Fué en el siglo XV </text:span><text:span text:style-name="T5">que</text:span><text:span text:style-name="T15"> se descubrió la América</text:span><text:span text:style-name="T3">.</text:span><text:bookmark-end text:name="__DdeLink__4_1162244961"/></text:p>
      <text:p text:style-name="P35"/>
      <text:p text:style-name="P13"><text:span text:style-name="T3">Como se ve, se ha dejado e</text:span><text:span text:style-name="T37">l</text:span><text:span text:style-name="T3"> </text:span><text:span text:style-name="T15">que</text:span><text:span text:style-name="T3"> del frances contrapuesto al complemento </text:span><text:span text:style-name="T15">en el siglo XV</text:span><text:span text:style-name="T3">; para que eso sea castellano es menester poner en lugar del </text:span><text:span text:style-name="T15">que</text:span><text:span text:style-name="T3"> solo, un complemento an</text:span><text:span text:style-name="T37">á</text:span><text:span text:style-name="T3">logo al anterior:</text:span></text:p>
      <text:p text:style-name="P35"/>
      <text:p text:style-name="P14"><text:span text:style-name="T15">Fué en el siglo XV </text:span><text:span text:style-name="T6">en el</text:span><text:span text:style-name="T45"> </text:span><text:span text:style-name="T7">que</text:span><text:span text:style-name="T15"> se descubrió América;</text:span></text:p>
      <text:p text:style-name="P36"/>
      <text:p text:style-name="P15"><text:span text:style-name="T43">ó poner el adverbio correspondiente</text:span><text:span text:style-name="T44">, </text:span><text:span text:style-name="T43">que, hablándose de tiempo, será </text:span><text:span text:style-name="T23">cuando</text:span><text:span text:style-name="T43">:</text:span></text:p>
      <text:p text:style-name="P3"/>
      <text:p text:style-name="P15"><text:span text:style-name="T15">Fué en el siglo XV </text:span><text:span text:style-name="T8">cuando</text:span><text:span text:style-name="T15"> se descubrió América.</text:span></text:p>
      <text:p text:style-name="P37"/>
      <text:p text:style-name="P4">Todavía tienen cabida otros modos: v. gr.</text:p>
      <text:p text:style-name="P4"/>
      <text:p text:style-name="P5"><text:span text:style-name="T24">E</text:span><text:span text:style-name="T15">l siglo XV <text:s/></text:span><text:span text:style-name="T24">f</text:span><text:span text:style-name="T15">ué <text:s/></text:span><text:span text:style-name="T10">e</text:span><text:span text:style-name="T12">l</text:span><text:span text:style-name="T10"> e</text:span><text:span text:style-name="T12">n</text:span><text:span text:style-name="T47"> </text:span><text:span text:style-name="T11">que </text:span><text:span text:style-name="T15">se descubrió América;</text:span></text:p>
      <text:p text:style-name="P5"><text:span text:style-name="T24">E</text:span><text:span text:style-name="T15">l siglo XV <text:s/></text:span><text:span text:style-name="T24">f</text:span><text:span text:style-name="T15">ué <text:s/></text:span><text:span text:style-name="T10">en el</text:span><text:span text:style-name="T47"> </text:span><text:span text:style-name="T11">que</text:span><text:span text:style-name="T5"> </text:span><text:span text:style-name="T15">se descubrió América;</text:span></text:p>
      <text:p text:style-name="P5"><text:span text:style-name="T24">E</text:span><text:span text:style-name="T15">l siglo XV <text:s/></text:span><text:span text:style-name="T24">f</text:span><text:span text:style-name="T15">ué <text:s/></text:span><text:span text:style-name="T9">cuando</text:span><text:span text:style-name="T5"> </text:span><text:span text:style-name="T15">se descubrió América.</text:span></text:p>
      <text:p text:style-name="P38"/>
      <text:p text:style-name="P6"><text:span text:style-name="T48">Puede simplificarse quitando el verbo </text:span><text:span text:style-name="T25">ser</text:span><text:span text:style-name="T48"> y el relativo y formando de dos frases una:</text:span></text:p>
      <text:p text:style-name="P35"><text:soft-page-break/></text:p>
      <text:p text:style-name="P7"><text:span text:style-name="T24">E</text:span><text:span text:style-name="T25">n e</text:span><text:span text:style-name="T14">l siglo XV</text:span><text:span text:style-name="T4"> </text:span><text:span text:style-name="T14">se descubrió América;</text:span></text:p>
      <text:p text:style-name="P39"/>
      <text:p text:style-name="P8"><text:span text:style-name="T49">pero como con esta simplificacion se pierde en ocasiones lo enfático, puede compensarse, cuando fuere necesario, con </text:span><text:span text:style-name="T50">la adicion de otra palabra como </text:span><text:span text:style-name="T26">precisamente</text:span><text:span text:style-name="T50">, </text:span><text:span text:style-name="T26">cabalmente:</text:span></text:p>
      <text:p text:style-name="P40"/>
      <text:p text:style-name="P9"><text:span text:style-name="T27">Precisamente e</text:span><text:span text:style-name="T25">n e</text:span><text:span text:style-name="T14">l siglo XV</text:span><text:span text:style-name="T4"> </text:span><text:span text:style-name="T14">se descubrió Amé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Moreno</meta:initial-creator>
    <meta:creation-date>2013-03-23T20:50:31</meta:creation-date>
    <dc:date>2013-07-14T22:10:02.68</dc:date>
    <meta:editing-duration>PT10H1M17S</meta:editing-duration>
    <meta:editing-cycles>55</meta:editing-cycles>
    <meta:generator>LibreOffice/4.0.3.3$Windows_x86 LibreOffice_project/0eaa50a932c8f2199a615e1eb30f7ac74279539</meta:generator>
    <meta:document-statistic meta:table-count="0" meta:image-count="0" meta:object-count="0" meta:page-count="6" meta:paragraph-count="45" meta:word-count="1881" meta:character-count="10841" meta:non-whitespace-character-count="8994"/>
  </office:meta>
</office:document-meta>
</file>